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3dac5" officeooo:paragraph-rsid="0013dac5"/>
    </style:style>
    <style:style style:name="P2" style:family="paragraph" style:parent-style-name="Title">
      <style:text-properties officeooo:rsid="0013dac5" officeooo:paragraph-rsid="0013dac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Q-part</text:p>
      <text:p text:style-name="P1">As mentioned in the \refer{filterSection}, an equalizer is used to modify the character of an audio signal. This is can be done in a multitude of ways. However, as described by Zöler \cite{udo}, one way of doing this is by connecting a series of shelf and peak filters where each filter targets a different range of frequencies. The shelving filters are used for the low and high frequencies whereas the peak filters are used to target selected frequency ranges in the middle high frequencies. The number of filters used differs between applications. By adding more filters, the audio signal can be tuned more precisely, but at the same time the throughput increases. Shown below is a simple EQ with 3 bands with filters targeting low, mid and high frequenc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ta:initial-creator>
    <meta:creation-date>2014-03-12T15:56:42.379802334</meta:creation-date>
    <dc:date>2014-03-12T16:10:20.504744810</dc:date>
    <dc:creator>Daniel </dc:creator>
    <meta:editing-duration>P0D</meta:editing-duration>
    <meta:editing-cycles>1</meta:editing-cycles>
    <meta:document-statistic meta:table-count="0" meta:image-count="0" meta:object-count="0" meta:page-count="1" meta:paragraph-count="2" meta:word-count="130" meta:character-count="769" meta:non-whitespace-character-count="640"/>
    <meta:generator>LibreOffice/4.1.3.2$Linux_X86_64 LibreOffice_project/410m0$Build-2</meta:generator>
  </office:meta>
</office:document-meta>
</file>